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25400" calcext:value-type="float">
            <text:p>125400</text:p>
          </table:table-cell>
          <table:table-cell/>
          <table:table-cell table:formula="of:=[.M5]+60000" office:value-type="float" office:value="190000" calcext:value-type="float">
            <text:p>190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)" office:value-type="float" office:value="130000" calcext:value-type="float">
            <text:p>130000</text:p>
          </table:table-cell>
          <table:table-cell/>
          <table:table-cell table:style-name="ce15" table:formula="of:=[.K31]-[.O4]" office:value-type="float" office:value="25600" calcext:value-type="float">
            <text:p>256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4600" calcext:value-type="float">
            <text:p>4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25600" calcext:value-type="float">
            <text:p>25600</text:p>
          </table:table-cell>
          <table:table-cell/>
          <table:table-cell table:style-name="ce15" table:formula="of:=SUM([.K4:.K30])" office:value-type="float" office:value="215600" calcext:value-type="float">
            <text:p>215600</text:p>
          </table:table-cell>
          <table:table-cell table:number-columns-repeated="4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/>
          <table:table-cell table:style-name="ce15" table:formula="of:=SUM([.B61:.F61])" office:value-type="float" office:value="33900" calcext:value-type="float">
            <text:p>339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058.02675585284" calcext:value-type="float">
            <text:p>1058.026755852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061.18881118881" calcext:value-type="float">
            <text:p>1061.1888111888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708.026755852843" calcext:value-type="float">
            <text:p>708.026755852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1430.75402858012" calcext:value-type="float">
            <text:p>1430.754028580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430.75402858012" calcext:value-type="float">
            <text:p>143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711.188811188811" calcext:value-type="float">
            <text:p>71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430.75402858012" calcext:value-type="float">
            <text:p>143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058.02675585284" calcext:value-type="float">
            <text:p>1058.02675585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1430.75402858012" calcext:value-type="float">
            <text:p>143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formula="of:=SUM([.B88:.F88])" office:value-type="float" office:value="1430.75402858012" calcext:value-type="float">
            <text:p>1430.754028580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8])" office:value-type="float" office:value="33900" calcext:value-type="float">
            <text:p>33900</text:p>
          </table:table-cell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11:24:17.021124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25T11:24:50.156125610</dc:date>
    <meta:editing-duration>P9DT12H47M26S</meta:editing-duration>
    <meta:editing-cycles>2973</meta:editing-cycles>
    <meta:generator>LibreOffice/4.2.6.3$Linux_X86_64 LibreOffice_project/420m0$Build-3</meta:generator>
    <meta:document-statistic meta:table-count="17" meta:cell-count="7950" meta:object-count="0"/>
  </office:meta>
</office:document-meta>
</file>